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693cm" style:rel-column-width="6528*"/>
    </style:style>
    <style:style style:name="Tableau1.B" style:family="table-column">
      <style:table-column-properties style:column-width="4.895cm" style:rel-column-width="18870*"/>
    </style:style>
    <style:style style:name="Tableau1.C" style:family="table-column">
      <style:table-column-properties style:column-width="2.011cm" style:rel-column-width="7752*"/>
    </style:style>
    <style:style style:name="Tableau1.D" style:family="table-column">
      <style:table-column-properties style:column-width="2.731cm" style:rel-column-width="10526*"/>
    </style:style>
    <style:style style:name="Tableau1.E" style:family="table-column">
      <style:table-column-properties style:column-width="5.669cm" style:rel-column-width="21859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text-properties style:font-name="Times New Roman"/>
    </style:style>
    <style:style style:name="P3" style:family="paragraph" style:parent-style-name="Default_20_Text">
      <style:text-properties style:font-name="Times New Roman" fo:font-style="italic" style:font-style-asian="italic" style:font-style-complex="italic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Default_20_Text">
      <style:paragraph-properties fo:text-align="center" style:justify-single-word="false"/>
    </style:style>
    <style:style style:name="P14" style:family="paragraph" style:parent-style-name="Table_20_Heading">
      <style:text-properties fo:color="#99284c"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7" style:family="paragraph" style:parent-style-name="Table_20_Contents">
      <style:text-properties style:font-name="Times New Roman" officeooo:paragraph-rsid="001c5d33" style:font-size-asian="10pt" style:font-size-complex="10pt"/>
    </style:style>
    <style:style style:name="P18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19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0" style:family="paragraph" style:parent-style-name="Table_20_Contents">
      <style:text-properties officeooo:paragraph-rsid="001c5d33"/>
    </style:style>
    <style:style style:name="P21" style:family="paragraph" style:parent-style-name="Standard"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23" style:family="paragraph" style:parent-style-name="Default_20_Text">
      <style:text-properties style:font-name="Times New Roman" fo:font-size="10pt" style:font-size-asian="10pt" style:font-size-complex="10pt"/>
    </style:style>
    <style:style style:name="P24" style:family="paragraph" style:parent-style-name="Default_20_Text">
      <style:text-properties style:font-name="Times New Roman" fo:font-size="10pt" officeooo:rsid="001d451b" officeooo:paragraph-rsid="001d451b" style:font-size-asian="10pt" style:font-size-complex="10pt"/>
    </style:style>
    <style:style style:name="P25" style:family="paragraph" style:parent-style-name="Table_20_Heading">
      <style:text-properties fo:color="#99284c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72ccb"/>
    </style:style>
    <style:style style:name="T3" style:family="text">
      <style:text-properties officeooo:rsid="00191876"/>
    </style:style>
    <style:style style:name="T4" style:family="text">
      <style:text-properties officeooo:rsid="001a22d5"/>
    </style:style>
    <style:style style:name="T5" style:family="text">
      <style:text-properties fo:color="#0000ff" style:font-name="Times New Roman" fo:font-weight="bold" style:font-weight-asian="bold" style:font-weight-complex="bold"/>
    </style:style>
    <style:style style:name="T6" style:family="text">
      <style:text-properties fo:color="#0000ff" style:font-name="Times New Roman" fo:font-weight="bold" officeooo:rsid="001af271" style:font-weight-asian="bold" style:font-weight-complex="bold"/>
    </style:style>
    <style:style style:name="T7" style:family="text">
      <style:text-properties officeooo:rsid="001e3c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TEMPLATE DOCUMENT FOR </text:span><text:span text:style-name="T6">STOCK MOVEMENT</text:span></text:p>
      <text:p text:style-name="P2"/>
      <text:p text:style-name="P12">This is an ODT template document used to generate personalized documents for your customers or suppliers.</text:p>
      <text:p text:style-name="P12"/>
      <text:p text:style-name="P10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21">mycompany_country_code = {mycompany_country_code}</text:p>
      <text:p text:style-name="P21">mycompany_state = {mycompany_state}</text:p>
      <text:p text:style-name="P21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21">mycompany_idprof5 = {mycompany_idprof5}</text:p>
      <text:p text:style-name="P21">mycompany_idprof6 = {mycompany_idprof6}</text:p>
      <text:p text:style-name="P4">mycompany_vatnumber = {mycompany_vatnumber}</text:p>
      <text:p text:style-name="P4">mycompany_note_<text:span text:style-name="T4">private</text:span> = <text:span text:style-name="T4">{mycompany_note_private}</text:span></text:p>
      <text:p text:style-name="P4">...</text:p>
      <text:p text:style-name="P5"/>
      <text:p text:style-name="P6">User information:</text:p>
      <text:p text:style-name="P8">myuser_lastname = {myuser_lastname}</text:p>
      <text:p text:style-name="P8">myuser_firstname = {myuser_firstname}</text:p>
      <text:p text:style-name="P8">myuser_login = {myuser_login}</text:p>
      <text:p text:style-name="P8">myuser_email = {myuser_email}</text:p>
      <text:p text:style-name="P18">[!-- IF {myuser_email} --]</text:p>
      <text:p text:style-name="P18">My email is defined to {myuser_email}</text:p>
      <text:p text:style-name="P19">[!-- ELSE {myuser_email} --]</text:p>
      <text:p text:style-name="P18">My email is NO<text:span text:style-name="T2">T</text:span> defined</text:p>
      <text:p text:style-name="P18">[!-- ENDIF {myuser_email} --]</text:p>
      <text:p text:style-name="P9">...</text:p>
      <text:p text:style-name="P5"/>
      <text:p text:style-name="P5"/>
      <text:p text:style-name="P5"/>
      <text:p text:style-name="P5"/>
      <text:p text:style-name="P6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ref_customer = {object_ref_customer}</text:p>
      <text:p text:style-name="P4">object_date = {object_date}</text:p>
      <text:p text:style-name="P4">object_date_delivery = {object_date_delivery} </text:p>
      <text:p text:style-name="P4">object_date_creation = {object_date_creation}</text:p>
      <text:p text:style-name="P4">object_date_validation = {object_date_validation}</text:p>
      <text:p text:style-name="P4">object_date_close = {object_date_close}</text:p>
      <text:p text:style-name="P4">object_total_ht = {object_total_ht}</text:p>
      <text:p text:style-name="P4">object_total_vat = {object_total_vat}</text:p>
      <text:p text:style-name="P4">object_total_ttc = {object_total_ttc}</text:p>
      <text:p text:style-name="P4"><text:soft-page-break/>object_payment_mode = {object_payment_mode}</text:p>
      <text:p text:style-name="P4">object_payment_term = {object_payment_term}</text:p>
      <text:p text:style-name="P4">object_note_private = {object_note_private}</text:p>
      <text:p text:style-name="P4">object_note = {object_note}</text:p>
      <text:p text:style-name="P24">object_description = {object_description}</text:p>
      <text:p text:style-name="P24">object_nb_products_unique = {object_nb_products_unique}</text:p>
      <text:p text:style-name="P24">object_nb_products_total = {object_nb_products_total}</text:p>
      <text:p text:style-name="P24">object_last_movement = {object_last_movement}</text:p>
      <text:p text:style-name="P4">free_text = {free_text}</text:p>
      <text:p text:style-name="P5">...</text:p>
      <text:p text:style-name="P3"/>
      <text:p text:style-name="P3"/>
      <text:p text:style-name="P7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id}</text:p>
      <text:p text:style-name="P4"><text:tab/>{line_product_ref}</text:p>
      <text:p text:style-name="P4"><text:tab/>{line_qty}</text:p>
      <text:p text:style-name="P4"><text:tab/>{line_date}</text:p>
      <text:p text:style-name="P4"><text:tab/>{line_label}</text:p>
      <text:p text:style-name="P4"><text:tab/>{line_inventory_code}</text:p>
      <text:p text:style-name="P4"><text:tab/>{line_price}</text:p>
      <text:p text:style-name="P4"><text:tab/>{line_author}[!-- END row.lines --]</text:p>
      <text:p text:style-name="P3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14">__<text:span text:style-name="T7">Numero</text:span>__</text:p>
            </table:table-cell>
            <table:table-cell table:style-name="Tableau1.A1" office:value-type="string">
              <text:p text:style-name="P14">__ProductRef__</text:p>
            </table:table-cell>
            <table:table-cell table:style-name="Tableau1.A1" office:value-type="string">
              <text:p text:style-name="P14">__Qty__</text:p>
            </table:table-cell>
            <table:table-cell table:style-name="Tableau1.A1" office:value-type="string">
              <text:p text:style-name="P14">__InventoryCode__</text:p>
            </table:table-cell>
            <table:table-cell table:style-name="Tableau1.E1" office:value-type="string">
              <text:p text:style-name="P14">__Author__</text:p>
            </table:table-cell>
          </table:table-row>
        </table:table-header-rows>
        <table:table-row>
          <table:table-cell table:style-name="Tableau1.A2" office:value-type="string">
            <text:p text:style-name="P22">[!-- BEGIN row.lines --]{line_id}</text:p>
            <text:p text:style-name="P16"/>
          </table:table-cell>
          <table:table-cell table:style-name="Tableau1.B2" office:value-type="string">
            <text:p text:style-name="P15">{line_product_ref}</text:p>
          </table:table-cell>
          <table:table-cell table:style-name="Tableau1.C2" office:value-type="string">
            <text:p text:style-name="P15">{line_qty}</text:p>
          </table:table-cell>
          <table:table-cell table:style-name="Tableau1.D2" office:value-type="string">
            <text:p text:style-name="P15">{line_inventory_code}</text:p>
          </table:table-cell>
          <table:table-cell table:style-name="Tableau1.E2" office:value-type="string">
            <text:p text:style-name="P20">{line_author}</text:p>
            <text:p text:style-name="P17">[!-- END row.lines --]</text:p>
          </table:table-cell>
        </table:table-row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1T11:44:53.309000000</dc:date>
    <meta:editing-duration>PT5H59M7S</meta:editing-duration>
    <meta:editing-cycles>72</meta:editing-cycles>
    <meta:generator>LibreOffice/6.4.0.3$Windows_X86_64 LibreOffice_project/b0a288ab3d2d4774cb44b62f04d5d28733ac6df8</meta:generator>
    <meta:document-statistic meta:table-count="1" meta:image-count="0" meta:object-count="0" meta:page-count="2" meta:paragraph-count="87" meta:word-count="314" meta:character-count="3022" meta:non-whitespace-character-count="2793"/>
    <meta:user-defined meta:name="Información 1"/>
    <meta:user-defined meta:name="Información 2"/>
    <meta:user-defined meta:name="Información 3"/>
    <meta:user-defined meta:name="Información 4"/>
  </office:meta>
</office:document-meta>
</file>